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color="#ff0000" officeooo:paragraph-rsid="001a5840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be5bb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8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9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4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25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6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8" style:family="paragraph" style:parent-style-name="List_20_Paragraph" style:list-style-name="WWNum4">
      <style:text-properties fo:color="#00ff00"/>
    </style:style>
    <style:style style:name="P29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30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1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88118" style:font-size-asian="10pt" style:font-name-complex="Arial1" style:font-size-complex="10pt"/>
    </style:style>
    <style:style style:name="T12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3" style:family="text">
      <style:text-properties fo:color="#00ff00" style:font-name="Consolas" fo:font-size="10pt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6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4424623" text:style-name="WWNum1">
        <text:list-item>
          <text:p text:style-name="P29"><draw:custom-shape text:anchor-type="paragraph" draw:z-index="0" draw:name="Connecteur droit avec flèche 17" draw:style-name="gr1" draw:text-style-name="P32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3888691789" text:style-name="WWNum2">
        <text:list-item>
          <text:p text:style-name="P25"><draw:custom-shape text:anchor-type="paragraph" draw:z-index="1" draw:name="Connecteur droit avec flèche 17" draw:style-name="gr1" draw:text-style-name="P32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2">Bio-Relai est une entreprise sociale et collaborative qui a pour objectif la vente en circuit court de produits issus de l’agriculture biologique.</text:p>
      <text:p text:style-name="P22"/>
      <text:p text:style-name="P22">Bio-Relai s'engage à mettre en relation ses adhérents avec des producteurs locaux qu'il a sélectionnés et à faciliter la vente de produits issus de l'agriculture biologique de proximité.</text:p>
      <text:p text:style-name="P20"/>
      <text:p text:style-name="P23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20"/>
      <text:p text:style-name="P20">Le producteur doit alors, s’il souhaite confirmer son adhésion, retourner le contrat signé.</text:p>
      <text:p text:style-name="P19"/>
      <text:p text:style-name="P23">La direction de Bio-Relai souhaite créer une application afin de permettre aux producteurs membres de proposer leurs produits à la vente et de permettre aux adhérents d'effectuer leurs commandes en ligne.</text:p>
      <text:p text:style-name="P20"/>
      <text:p text:style-name="P23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1"/>
      <text:p text:style-name="P22">Les clients pourront passer leurs commandes via le site marchand de l’entreprise entre le jeudi <text:line-break/>24 h et le mardi de la semaine suivante 24h.</text:p>
      <text:p text:style-name="P19"/>
      <text:p text:style-name="P23">Les producteurs peuvent consulter leurs commandes sur le site afin de préparer leurs livraisons.</text:p>
      <text:p text:style-name="P20"/>
      <text:p text:style-name="P20">Les producteurs doivent se rendre au point rencontre le jeudi entre 16 h et 20 h afin de distribuer les produits à vendre.</text:p>
      <text:p text:style-name="P20"/>
      <text:p text:style-name="P20">Les clients peuvent venir au point rencontre le jeudi entre 18h et 20 h afin de récupérer auprès des producteurs, les produits achetés.</text:p>
      <text:p text:style-name="P20"/>
      <text:p text:style-name="P20">Un des membres de la direction de Bio-Relai les invite ensuite à signer le bon de commande afin de confirmer la livraison.</text:p>
      <text:p text:style-name="P20"/>
      <text:p text:style-name="P22">Les personnes non adhérentes pourront consulter la liste des produits en vente ainsi que la liste des producteurs mais ne pourront pas passer de commandes.</text:p>
      <text:p text:style-name="P20"/>
      <text:p text:style-name="P20">Remarque : la gestion du règlement des commandes ne doit pas être traité.</text:p>
      <text:p text:style-name="P5"/>
      <text:list xml:id="list115028908097884" text:continue-numbering="true" text:style-name="WWNum2">
        <text:list-item>
          <text:p text:style-name="P25"><draw:custom-shape text:anchor-type="paragraph" draw:z-index="2" draw:name="Connecteur droit avec flèche 17" draw:style-name="gr1" draw:text-style-name="P32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1557813192" text:style-name="WWNum4">
        <text:list-item>
          <text:p text:style-name="P26">Créer l'application en groupes de 3 étudiants.</text:p>
        </text:list-item>
      </text:list>
      <text:p text:style-name="P2"/>
      <text:list xml:id="list115027654995466" text:continue-list="list115028908097884" text:style-name="WWNum2">
        <text:list-item>
          <text:p text:style-name="P25"><draw:custom-shape text:anchor-type="paragraph" draw:z-index="3" draw:name="Connecteur droit avec flèche 17" draw:style-name="gr1" draw:text-style-name="P32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115027020893153" text:continue-list="list1557813192" text:style-name="WWNum4">
        <text:list-item>
          <text:p text:style-name="P27">Langage PHP Objet.</text:p>
        </text:list-item>
        <text:list-item>
          <text:p text:style-name="P27">Respecter le modèle MVC.</text:p>
        </text:list-item>
        <text:list-item>
          <text:p text:style-name="P27">Utiliser une base de données MySql.</text:p>
        </text:list-item>
        <text:list-item>
          <text:p text:style-name="P28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115027444121937" text:continue-list="list115027654995466" text:style-name="WWNum2">
        <text:list-item>
          <text:p text:style-name="P30"><draw:custom-shape text:anchor-type="paragraph" draw:z-index="4" draw:name="Connecteur droit avec flèche 17" draw:style-name="gr1" draw:text-style-name="P32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115027778623658" text:continue-list="list115027020893153" text:style-name="WWNum4">
        <text:list-item>
          <text:p text:style-name="P26">En tant que client je souhaite pouvoir : </text:p>
        </text:list-item>
      </text:list>
      <text:p text:style-name="P18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0">-Romain</text:span></text:p>
      <text:p text:style-name="P11"><text:span text:style-name="T13">Modifier ma commande. </text:span><text:span text:style-name="T10">-Romain</text:span></text:p>
      <text:p text:style-name="P9"><text:span text:style-name="T2">Valider ma commande. </text:span><text:span text:style-name="T10">-Romain</text:span></text:p>
      <text:p text:style-name="P11"><text:span text:style-name="T13">Supprimer ma commande. </text:span><text:span text:style-name="T10">-Romain</text:span></text:p>
      <text:p text:style-name="P31"><text:span text:style-name="T16">Consulter mes commandes en cours (déjà validées).</text:span><text:span text:style-name="T14">(etat commande = V et EC)</text:span><text:span text:style-name="T10"> </text:span><text:span text:style-name="T12">-Romain</text:span></text:p>
      <text:p text:style-name="P12"><text:span text:style-name="T13">Consulter mes anciennes commandes </text:span><text:span text:style-name="T14">(etat commande </text:span><text:span text:style-name="T15">= D )</text:span><text:span text:style-name="T2"> </text:span><text:span text:style-name="T8">-</text:span><text:span text:style-name="T9">Jeremy</text:span></text:p>
      <text:p text:style-name="P18"/>
      <text:p text:style-name="P18"/>
      <text:list xml:id="list115027890510255" text:continue-numbering="true" text:style-name="WWNum4">
        <text:list-item>
          <text:p text:style-name="P26">En tant que producteur je souhaite pouvoir :</text:p>
        </text:list-item>
      </text:list>
      <text:p text:style-name="P17"/>
      <text:p text:style-name="P13"><text:span text:style-name="T2">Modifier mon compte (mot de passe, coordonnées, présentation) </text:span><text:span text:style-name="T8">-</text:span><text:span text:style-name="T9">Jeremy</text:span></text:p>
      <text:p text:style-name="P15"><text:span text:style-name="T2">Saisir les produits que je veux proposer pour la prochaine vente. </text:span><text:span text:style-name="T10">-Romain</text:span></text:p>
      <text:p text:style-name="P15"><text:span text:style-name="T2">Modifier les produits que je veux proposer pour la prochaine vente. </text:span><text:span text:style-name="T10">-Romain</text:span></text:p>
      <text:p text:style-name="P16"><text:span text:style-name="T2">Consulter mes commandes en cours (déjà validées).</text:span><text:span text:style-name="T4">(etat commande = V et EC)</text:span><text:span text:style-name="T2"> </text:span><text:span text:style-name="T12">-Romain</text:span></text:p>
      <text:p text:style-name="P15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115027303678326" text:continue-numbering="true" text:style-name="WWNum4">
        <text:list-item>
          <text:p text:style-name="P26">En tant que responsable de la bioRelai je souhaite pouvoir :</text:p>
        </text:list-item>
      </text:list>
      <text:p text:style-name="P8"/>
      <text:p text:style-name="P13"><text:span text:style-name="T2">Modifier mon compte (mot de passe, coordonnées, présentation). </text:span><text:span text:style-name="T8">-</text:span><text:span text:style-name="T9">Jeremy</text:span></text:p>
      <text:p text:style-name="P14"><text:span text:style-name="T2">Enregistrer un nouveau producteur. </text:span><text:span text:style-name="T6">-Samuel</text:span></text:p>
      <text:p text:style-name="P14"><text:span text:style-name="T2">Créer une nouvelle vente. </text:span><text:span text:style-name="T7">-Samuel</text:span></text:p>
      <text:p text:style-name="P14"><text:span text:style-name="T2">Ouvrir/fermer l'autorisation de saisie des producteurs pour une nouvelle vente.</text:span><text:span text:style-name="T6">-Samuel</text:span></text:p>
      <text:p text:style-name="P14"><text:span text:style-name="T2">Ouvrir/fermer l'autorisation la saisie des commandes pour une nouvelle vente.</text:span><text:span text:style-name="T6">-Samuel</text:span></text:p>
      <text:p text:style-name="P14"><text:span text:style-name="T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8</meta:editing-cycles>
    <meta:print-date>2017-09-05T10:11:00</meta:print-date>
    <meta:creation-date>2017-11-09T09:51:00</meta:creation-date>
    <dc:date>2018-01-06T11:50:26.050000000</dc:date>
    <meta:editing-duration>PT8H38M24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8" meta:word-count="582" meta:character-count="3688" meta:non-whitespace-character-count="31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